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73266" officeooo:paragraph-rsid="000732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b3ad" officeooo:paragraph-rsid="000cb3a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text-properties officeooo:paragraph-rsid="000aba2a"/>
    </style:style>
    <style:style style:name="P4" style:family="paragraph" style:parent-style-name="Standard" style:list-style-name="L1">
      <style:text-properties officeooo:paragraph-rsid="0020378d"/>
    </style:style>
    <style:style style:name="P5" style:family="paragraph" style:parent-style-name="Standard" style:list-style-name="L1">
      <style:text-properties fo:font-size="20pt" fo:font-weight="normal" officeooo:rsid="0007f1af" officeooo:paragraph-rsid="0007f1af" style:font-size-asian="20pt" style:font-weight-asian="normal" style:font-size-complex="20pt" style:font-weight-complex="normal"/>
    </style:style>
    <style:style style:name="P6" style:family="paragraph" style:parent-style-name="Standard" style:list-style-name="L1">
      <style:text-properties fo:font-size="20pt" fo:font-weight="normal" officeooo:rsid="000aba2a" officeooo:paragraph-rsid="001c604d" style:font-size-asian="20pt" style:font-weight-asian="normal" style:font-size-complex="20pt" style:font-weight-complex="normal"/>
    </style:style>
    <style:style style:name="P7" style:family="paragraph" style:parent-style-name="Standard" style:list-style-name="L1">
      <style:text-properties officeooo:rsid="000cb3ad" officeooo:paragraph-rsid="000cb3ad"/>
    </style:style>
    <style:style style:name="P8" style:family="paragraph" style:parent-style-name="Standard" style:list-style-name="L1">
      <style:text-properties officeooo:rsid="0020378d" officeooo:paragraph-rsid="0020378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0aba2a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ae807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c604d" style:font-size-asian="20pt" style:font-weight-asian="normal" style:font-size-complex="20pt" style:font-weight-complex="normal"/>
    </style:style>
    <style:style style:name="T5" style:family="text">
      <style:text-properties fo:font-size="20pt" officeooo:rsid="000aba2a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c604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0aba2a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 NOTES</text:p>
      <text:p text:style-name="P1"/>
      <text:list xml:id="list388990111" text:style-name="L1">
        <text:list-item>
          <text:p text:style-name="P5">mv filname.ext newname.ext <text:s/>(to rename the file)</text:p>
        </text:list-item>
        <text:list-item>
          <text:p text:style-name="P3"><text:span text:style-name="T2">to </text:span><text:span text:style-name="Emphasis"><text:span text:style-name="T2">compile</text:span></text:span><text:span text:style-name="T2"> c code in </text:span><text:span text:style-name="Strong_20_Emphasis"><text:span text:style-name="T5">vs code</text:span></text:span><text:span text:style-name="T2"> gcc filename.c</text:span></text:p>
        </text:list-item>
        <text:list-item>
          <text:p text:style-name="P6">to run it ‘./a.out’</text:p>
        </text:list-item>
        <text:list-item>
          <text:p text:style-name="P4"><text:span text:style-name="T4">to change role of tab key</text:span><text:span text:style-name="T7"> ctrl </text:span><text:span text:style-name="T8">+ M</text:span></text:p>
        </text:list-item>
        <text:list-item>
          <text:p text:style-name="P8"><text:span text:style-name="T8">c</text:span><text:span text:style-name="T6">trl + shift + T </text:span><text:span text:style-name="T1">to reopen closed tab in chrome</text:span></text:p>
        </text:list-item>
        <text:list-item>
          <text:p text:style-name="P7"><text:span text:style-name="T3">M </text:span><text:span text:style-name="T1">Prashanth YT channel for linux conten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5:23.508424295</meta:creation-date>
    <meta:editing-duration>PT2H17M53S</meta:editing-duration>
    <meta:editing-cycles>13</meta:editing-cycles>
    <meta:generator>LibreOffice/7.3.7.2$Linux_X86_64 LibreOffice_project/30$Build-2</meta:generator>
    <dc:date>2023-07-02T10:11:03.016311049</dc:date>
    <meta:document-statistic meta:table-count="0" meta:image-count="0" meta:object-count="0" meta:page-count="1" meta:paragraph-count="7" meta:word-count="55" meta:character-count="248" meta:non-whitespace-character-count="205"/>
  </office:meta>
</office:document-meta>
</file>